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xedLength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Length.isAbsol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Length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xedLength.getValue( PercentBas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Length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Length.convert( double dvalue , String unit , float r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ixedLength.getNumericValue( PercentBas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Length.getInstance( double numUnits , String units , float sourceResolu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xedLength.FixedLength( double numUnits , String units , float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Length.getInstance( double numUnits , String uni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Length.getInstance( double numUni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Length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Length.getNumeric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